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44cm"/>
    </style:style>
    <style:style style:name="co3" style:family="table-column">
      <style:table-column-properties fo:break-before="auto" style:column-width="17.759cm"/>
    </style:style>
    <style:style style:name="co4" style:family="table-column">
      <style:table-column-properties fo:break-before="auto" style:column-width="7.996cm"/>
    </style:style>
    <style:style style:name="co5" style:family="table-column">
      <style:table-column-properties fo:break-before="auto" style:column-width="9.712cm"/>
    </style:style>
    <style:style style:name="co6" style:family="table-column">
      <style:table-column-properties fo:break-before="auto" style:column-width="5.803cm"/>
    </style:style>
    <style:style style:name="co7" style:family="table-column">
      <style:table-column-properties fo:break-before="auto" style:column-width="9.633cm"/>
    </style:style>
    <style:style style:name="co8" style:family="table-column">
      <style:table-column-properties fo:break-before="auto" style:column-width="11.298cm"/>
    </style:style>
    <style:style style:name="ro1" style:family="table-row">
      <style:table-row-properties style:row-height="0.473cm" fo:break-before="auto" style:use-optimal-row-height="true"/>
    </style:style>
    <style:style style:name="ro2" style:family="table-row">
      <style:table-row-properties style:row-height="2.157cm" fo:break-before="auto" style:use-optimal-row-height="true"/>
    </style:style>
    <style:style style:name="ro3" style:family="table-row">
      <style:table-row-properties style:row-height="6.369cm" fo:break-before="auto" style:use-optimal-row-height="true"/>
    </style:style>
    <style:style style:name="ro4" style:family="table-row">
      <style:table-row-properties style:row-height="3cm" fo:break-before="auto" style:use-optimal-row-height="true"/>
    </style:style>
    <style:style style:name="ro5" style:family="table-row">
      <style:table-row-properties style:row-height="6.791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4.685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7.213cm" fo:break-before="auto" style:use-optimal-row-height="true"/>
    </style:style>
    <style:style style:name="ro11" style:family="table-row">
      <style:table-row-properties style:row-height="8.475cm" fo:break-before="auto" style:use-optimal-row-height="true"/>
    </style:style>
    <style:style style:name="ro12" style:family="table-row">
      <style:table-row-properties style:row-height="3.844cm" fo:break-before="auto" style:use-optimal-row-height="true"/>
    </style:style>
    <style:style style:name="ro13" style:family="table-row">
      <style:table-row-properties style:row-height="2.579cm" fo:break-before="auto" style:use-optimal-row-height="true"/>
    </style:style>
    <style:style style:name="ro14" style:family="table-row">
      <style:table-row-properties style:row-height="5.106cm" fo:break-before="auto" style:use-optimal-row-height="true"/>
    </style:style>
    <style:style style:name="ro15" style:family="table-row">
      <style:table-row-properties style:row-height="3.422cm" fo:break-before="auto" style:use-optimal-row-height="true"/>
    </style:style>
    <style:style style:name="ro16" style:family="table-row">
      <style:table-row-properties style:row-height="4.263cm" fo:break-before="auto" style:use-optimal-row-height="true"/>
    </style:style>
    <style:style style:name="ro17" style:family="table-row">
      <style:table-row-properties style:row-height="8.0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background-color="#ff3333" style:vertical-align="top"/>
    </style:style>
    <style:style style:name="ce3" style:family="table-cell" style:parent-style-name="Default">
      <style:table-cell-properties fo:background-color="#ff99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background-color="#ff3333" fo:wrap-option="wrap" style:vertical-align="top"/>
    </style:style>
    <style:style style:name="ce6" style:family="table-cell" style:parent-style-name="Default">
      <style:table-cell-properties fo:background-color="#ff9900" fo:wrap-option="wrap" style:vertical-align="top"/>
    </style:style>
    <style:style style:name="ce7" style:family="table-cell" style:parent-style-name="Default">
      <style:table-cell-properties fo:background-color="#ff3333"/>
    </style:style>
    <style:style style:name="ce8" style:family="table-cell" style:parent-style-name="Default">
      <style:table-cell-properties fo:background-color="#ff9900"/>
    </style:style>
  </office:automatic-styles>
  <office:body>
    <office:spreadsheet>
      <table:table table:name="labels" table:style-name="ta1">
        <table:table-column table:style-name="co1" table:default-cell-style-name="ce1"/>
        <table:table-column table:style-name="co2" table:default-cell-style-name="ce1"/>
        <table:table-column table:style-name="co3" table:default-cell-style-name="ce4"/>
        <table:table-column table:style-name="co4" table:default-cell-style-name="ce1"/>
        <table:table-column table:style-name="co5" table:default-cell-style-name="ce4"/>
        <table:table-column table:style-name="co6" table:default-cell-style-name="ce1"/>
        <table:table-column table:style-name="co7" table:default-cell-style-name="ce1"/>
        <table:table-column table:style-name="co8" table:default-cell-style-name="ce1"/>
        <table:table-column table:style-name="co1" table:number-columns-repeated="1015" table:default-cell-style-name="ce1"/>
        <table:table-column table:style-name="co1" table:default-cell-style-name="Default"/>
        <table:table-row table:style-name="ro1">
          <table:table-cell office:value-type="string">
            <text:p>ra_id</text:p>
          </table:table-cell>
          <table:table-cell office:value-type="string">
            <text:p>label_name</text:p>
          </table:table-cell>
          <table:table-cell office:value-type="string">
            <text:p>label_descr</text:p>
          </table:table-cell>
          <table:table-cell office:value-type="string">
            <text:p>soundcloud</text:p>
          </table:table-cell>
          <table:table-cell office:value-type="string">
            <text:p>location</text:p>
          </table:table-cell>
          <table:table-cell office:value-type="string">
            <text:p>email</text:p>
          </table:table-cell>
          <table:table-cell office:value-type="string">
            <text:p>website</text:p>
          </table:table-cell>
          <table:table-cell office:value-type="string">
            <text:p>facebook</text:p>
          </table:table-cell>
          <table:table-cell table:number-columns-repeated="1016"/>
        </table:table-row>
        <table:table-row table:style-name="ro2">
          <table:table-cell table:style-name="ce2" office:value-type="float" office:value="11644">
            <text:p>11644</text:p>
          </table:table-cell>
          <table:table-cell table:style-name="ce2" office:value-type="string">
            <text:p>Bass Station Digital</text:p>
          </table:table-cell>
          <table:table-cell table:style-name="ce5" office:value-type="string">
            <text:p>Label "Bass Station Digital" - an independent record label. The label specializes in writing, publishing and promotion of electronic music and the promotion of musicians directly. Label new release in the styles of Drum and Bass / Dubstep / Techno. One of the main tasks of the label "Bass Station" is the promotion of quality electronic music and musicians who create this same music. View all charted tracks on Bass Station Digital</text:p>
          </table:table-cell>
          <table:table-cell table:style-name="ce2" office:value-type="string">
            <text:p>http://www.soundcloud.com/bassstationdigital</text:p>
          </table:table-cell>
          <table:table-cell table:style-name="ce5" office:value-type="string">
            <text:p>Kiev</text:p>
          </table:table-cell>
          <table:table-cell table:style-name="ce2" office:value-type="string">
            <text:p>bsstdigital@gmail.com</text:p>
          </table:table-cell>
          <table:table-cell table:style-name="ce2" office:value-type="string">
            <text:p>http://bass-station.pp.ua</text:p>
          </table:table-cell>
          <table:table-cell table:style-name="ce2" office:value-type="string">
            <text:p>http://www.facebook.com/bsstdigital</text:p>
          </table:table-cell>
          <table:table-cell table:style-name="ce2" table:number-columns-repeated="1015"/>
          <table:table-cell table:style-name="ce7"/>
        </table:table-row>
        <table:table-row table:style-name="ro3">
          <table:table-cell table:style-name="ce2" office:value-type="float" office:value="11032">
            <text:p>11032</text:p>
          </table:table-cell>
          <table:table-cell table:style-name="ce2" office:value-type="string">
            <text:p>Climactic Records</text:p>
          </table:table-cell>
          <table:table-cell table:style-name="ce5" office:value-type="string">
            <text:p>www.climactic-records.com Description Climactic Records are an independent and international record label founded in December 2010. The label prides itself on its unique mixture of Progressive Psytrance, Darkpsy/Psycore , Drum and Bass, House, Down Tempo, Electronica, Ambient, Dubstep and Techno. A truly mixed record label but in all the right ways. We spoke to Paul Psr Ryder, manager of the label and he tells us they offer digital distribution for all of their artists. The label works in as a kind of collective, helping both our live performers and DJs achieve distribution, gigs and the recognition they deserve. We also have a lot of changes so come so keep checking on us. For a full list of all the artists on the label checkout their website here www.climactic-records.com You can also find climatic records at the following online stores: Beatport, iTunes, Juno, BlackMarketRecords, Audiojelly, Amazon mp3, Spotify, Shazam, Rhapsody, juno, Pulselocker &amp; many more ARTISTS A - Z Audioscope, Audiotronik-Trip, Cryptonym, Digital Skunk, Dj JammyD, Dj Shelley, Dj Yogi/ Jogyvinyl, Gaea Knight, Gingold X, Illian, Ipomoea Psycolor, Logic Frequencies, Mark Black, Math Dealer, Nebulist, paul psr ryder, Phal:Anx, Psylatino, Rimedag, Sean Inside Out, Synchrosphere/ Continuum Mode, Zed Reactor Booking inquiries, please contact us through our page or email us at paul@climactic-records.com Have a demo? Contact us via email at: admin@climactic-records.com View all charted tracks on Climactic Records</text:p>
          </table:table-cell>
          <table:table-cell table:style-name="ce2" office:value-type="string">
            <text:p>http://www.soundcloud.com/climacticrecords</text:p>
          </table:table-cell>
          <table:table-cell table:style-name="ce5" office:value-type="string">
            <text:p>Sittingbourne, Kent, UK</text:p>
          </table:table-cell>
          <table:table-cell table:style-name="ce2" office:value-type="string">
            <text:p>admin@climactic-records.com</text:p>
          </table:table-cell>
          <table:table-cell table:style-name="ce2" office:value-type="string">
            <text:p>http://www.climactic-records.com</text:p>
          </table:table-cell>
          <table:table-cell table:style-name="ce2" office:value-type="string">
            <text:p>http://www.facebook.com/climacticrecords</text:p>
          </table:table-cell>
          <table:table-cell table:style-name="ce2" table:number-columns-repeated="1015"/>
          <table:table-cell table:style-name="ce7"/>
        </table:table-row>
        <table:table-row table:style-name="ro4">
          <table:table-cell table:style-name="ce2" office:value-type="float" office:value="10090">
            <text:p>10090</text:p>
          </table:table-cell>
          <table:table-cell table:style-name="ce2" office:value-type="string">
            <text:p>Cut Loose Music</text:p>
          </table:table-cell>
          <table:table-cell table:style-name="ce5" office:value-type="string">
            <text:p>Cut Loose Music is a Label based in Lisbon, Portugal. Established in mid 2012 by Producer and Music Lover Nelson J Morais. With the aim to promote creative and groovier Music from newcomers and established Artists Worldwide, ...the buzz around first releases from CLM have been huge, setting the label's benchmark and path for future releases.. With a team of DJs/Producers and Artists that work and play every weekend on some of the biggest dance clubs in Portugal... with styles that range from Techno to House, from Breakbeat to Drum and Bass, from Trance, to Psytrance. What should be expected from Cut Loose Music is... Love, Groove, and Beautiful Sonic Histories. View all charted tracks on Cut Loose Music</text:p>
          </table:table-cell>
          <table:table-cell table:style-name="ce2" office:value-type="string">
            <text:p>http://www.soundcloud.com/cutloosemusic</text:p>
          </table:table-cell>
          <table:table-cell table:style-name="ce5" office:value-type="string">
            <text:p>R. do Moinho Lote 60 nº 6, 2825-016 Caparica</text:p>
          </table:table-cell>
          <table:table-cell table:style-name="ce2" office:value-type="string">
            <text:p>label@cutloosemusic.com</text:p>
          </table:table-cell>
          <table:table-cell table:style-name="ce2" office:value-type="string">
            <text:p>http://www.cutloosemusic.com</text:p>
          </table:table-cell>
          <table:table-cell table:style-name="ce2" office:value-type="string">
            <text:p>http://www.facebook.com/pages/Cut-Loose-Music/173223186097117</text:p>
          </table:table-cell>
          <table:table-cell table:style-name="ce2" table:number-columns-repeated="1015"/>
          <table:table-cell table:style-name="ce7"/>
        </table:table-row>
        <table:table-row table:style-name="ro5">
          <table:table-cell table:style-name="ce2" office:value-type="float" office:value="9682">
            <text:p>9682</text:p>
          </table:table-cell>
          <table:table-cell table:style-name="ce2" office:value-type="string">
            <text:p>Audiosculpture</text:p>
          </table:table-cell>
          <table:table-cell table:style-name="ce5" office:value-type="string">
            <text:p>The techno imprint Audiosculpture was founded in 2000 by Damian Keane, Dave Miller, Eddy Kreischer and Sicco Bosscher. The origin of the name came about as follows. One day in the mid-nineties one of their members his brother was listening to a mix tape, it was the first time he heard techno. After half an hour he said this is like audiosculpture. The name never left their minds and when the time was right they all agreed this would be the name for their label. Audiosculpture is a label which focuses on deep and hypnotizing layered techno with its roots firmly based in the old school American and English sound, adding their own unique twist. Their aim is to produce dance floor friendly techno but also music which you can listen to (not merely tools or whatever is the hype at that moment). The four founding members have a long history in the Dutch music scene. They all have different backgrounds ranging from Alternative, New Wave, Italo Disco, Electro, Old School Hip Hop to Drum and Bass and whatever was not in the charts in the eighties. Most of them got into techno round about 1993. The diversity in their backgrounds allows them to produce a unique sound which they cherish. For them it is important to stand out from the generic and copycat scene which somehow emerged at the turn of the millennium. They see music as an art form and sculpture their sounds carefully. After a couple of years of silence they return to the scene which they feel is back on track music wise and a scene they think they can truly feel a part of again. Audiosculpture releases have been charted by Ryan Elliott, Luke Slater and 8 others. View all charted tracks on Audiosculpture</text:p>
          </table:table-cell>
          <table:table-cell table:style-name="ce2" office:value-type="string">
            <text:p>http://www.soundcloud.com/audiosculpture</text:p>
          </table:table-cell>
          <table:table-cell table:style-name="ce5" office:value-type="string">
            <text:p>Amsterdam / Cuijk / Leeuwarden / The Hague</text:p>
          </table:table-cell>
          <table:table-cell table:style-name="ce2" office:value-type="string">
            <text:p>info@audiosculpture.net</text:p>
          </table:table-cell>
          <table:table-cell table:style-name="ce2" office:value-type="string">
            <text:p>http://www.audiosculpture.net</text:p>
          </table:table-cell>
          <table:table-cell table:style-name="ce2" office:value-type="string">
            <text:p>http://www.facebook.com/audiosculpture</text:p>
          </table:table-cell>
          <table:table-cell table:style-name="ce2" table:number-columns-repeated="1015"/>
          <table:table-cell table:style-name="ce7"/>
        </table:table-row>
        <table:table-row table:style-name="ro4">
          <table:table-cell table:style-name="ce2" office:value-type="float" office:value="9535">
            <text:p>9535</text:p>
          </table:table-cell>
          <table:table-cell table:style-name="ce2" office:value-type="string">
            <text:p>Kvadrat</text:p>
          </table:table-cell>
          <table:table-cell table:style-name="ce5" office:value-type="string">
            <text:p>Kvadrat label was established in early 2009. The concept behind the label is releasing techno &amp; house music at its most current interpretations. The mastermind behind the project is a well-known drum and bass producer Sunchase, who is going to push forward 4X4 music under his real name Alexander Pavlenko. Music coming out on Kvadrat label is planned to stay in listeners memory for a while due to the specific label sound &amp; carefully picked up tunes. First release features both groovy &amp; driving tracks that sound good both for the dancefloors &amp; home listening. This record is a fine example of fresh idea for techno music. View all charted tracks on Kvadrat</text:p>
          </table:table-cell>
          <table:table-cell table:style-name="ce2" office:value-type="string">
            <text:p>http://www.soundcloud.com/kvadrat</text:p>
          </table:table-cell>
          <table:table-cell table:style-name="ce5" office:value-type="string">
            <text:p>Ukraine</text:p>
          </table:table-cell>
          <table:table-cell table:style-name="ce2" office:value-type="string">
            <text:p>info@22-22.org</text:p>
          </table:table-cell>
          <table:table-cell table:style-name="ce2" office:value-type="string">
            <text:p>http://soundcloud.com/kvadrat</text:p>
          </table:table-cell>
          <table:table-cell table:style-name="ce2" office:value-type="string">
            <text:p>http://www.facebook.com/kvadratech</text:p>
          </table:table-cell>
          <table:table-cell table:style-name="ce2" table:number-columns-repeated="1015"/>
          <table:table-cell table:style-name="ce7"/>
        </table:table-row>
        <table:table-row table:style-name="ro6">
          <table:table-cell table:style-name="ce3" office:value-type="float" office:value="9300">
            <text:p>9300</text:p>
          </table:table-cell>
          <table:table-cell table:style-name="ce3" office:value-type="string">
            <text:p>Plush Recordings</text:p>
          </table:table-cell>
          <table:table-cell table:style-name="ce6" office:value-type="string">
            <text:p>We are an independent record label based in Denver and South London. Primarily releasing soulful deep Drum and bass, the label was started in 2009 by Michael Ramirez, Steve Cossey, and Bryan Lewis, and has made fast progress in gaining fans and support through it's selection in music. The label has been seen to have a tendency to the experimental side of Drum and Bass as well. View all charted tracks on Plush Recordings</text:p>
          </table:table-cell>
          <table:table-cell table:style-name="ce3" office:value-type="string">
            <text:p>http://www.soundcloud.com/plushrecordings</text:p>
          </table:table-cell>
          <table:table-cell table:style-name="ce6" office:value-type="string">
            <text:p>9057 e mississippi ave</text:p>
          </table:table-cell>
          <table:table-cell table:style-name="ce3" office:value-type="string">
            <text:p>shoebox@dnbradio.com</text:p>
          </table:table-cell>
          <table:table-cell table:style-name="ce3" office:value-type="string">
            <text:p>http://www.plushrecs.com</text:p>
          </table:table-cell>
          <table:table-cell table:style-name="ce3" office:value-type="string">
            <text:p>http://www.facebook.com/plushrecs</text:p>
          </table:table-cell>
          <table:table-cell table:style-name="ce3" table:number-columns-repeated="1015"/>
          <table:table-cell table:style-name="ce8"/>
        </table:table-row>
        <table:table-row table:style-name="ro7">
          <table:table-cell table:style-name="ce2" office:value-type="float" office:value="8406">
            <text:p>8406</text:p>
          </table:table-cell>
          <table:table-cell table:style-name="ce2" office:value-type="string">
            <text:p>Dubtastic Records</text:p>
          </table:table-cell>
          <table:table-cell table:style-name="ce5" office:value-type="string">
            <text:p>Dubtastic Records is a new label in the Belgian music world with artists such as ARtroniks, LeKtriQue, Lt. Danger, S*** Happens, DJVC, 11th Hour, Sidus, Trouble Pilots and many more... DTR stands for high-quality music from only recently discovered Belgian talents, it stands for artist-friendly releases, reliability, sense for originality, and the huge amount of work our artists and label owner go through to make en meet the highest standards set out for the recent and future of dance music. It was founded in 2011 by a big music enthusiast who let friends and colleagues join his crew and get the best out of themselves. After exactly 7 releases (I guess it is a lucky number) Dubtastic Records got in contact with N.E.W.S. Digital Distribution. Since then our releases were exported to various online shops around the world such as Beatport, iTunes, whatpeopleplay, Junodownload, Dancetunes &amp; Many more. When this distribution was up and running, the label with all its associates started thinking broad: they made 2 more record labels to cover house and experimental releases, so dubtastic records could be limited to dubstep/drum and bass.</text:p>
          </table:table-cell>
          <table:table-cell table:style-name="ce2" office:value-type="string">
            <text:p>http://www.soundcloud.com/dubtastic-records</text:p>
          </table:table-cell>
          <table:table-cell table:style-name="ce5" office:value-type="string">
            <text:p>Ghent</text:p>
          </table:table-cell>
          <table:table-cell table:style-name="ce2" office:value-type="string">
            <text:p>dubtasticrecords@hotmail.com</text:p>
          </table:table-cell>
          <table:table-cell table:number-columns-repeated="2" table:style-name="ce2" office:value-type="string">
            <text:p>http://www.facebook.com/dubtasticrecords</text:p>
          </table:table-cell>
          <table:table-cell table:style-name="ce2" table:number-columns-repeated="1015"/>
          <table:table-cell table:style-name="ce7"/>
        </table:table-row>
        <table:table-row table:style-name="ro8">
          <table:table-cell table:style-name="ce2" office:value-type="float" office:value="8367">
            <text:p>8367</text:p>
          </table:table-cell>
          <table:table-cell table:style-name="ce2" office:value-type="string">
            <text:p>Samurai Red Seal</text:p>
          </table:table-cell>
          <table:table-cell table:style-name="ce5" office:value-type="string">
            <text:p>Samurai Red Seal is a sub label of Samurai Music, releasing primarily Drum and Bass, and leaning more towards the experimental and soulful side of the genre. The label is owned and directed by New Zealander Geoff Wright aka DJ Presha. View all charted tracks on Samurai Red Seal</text:p>
          </table:table-cell>
          <table:table-cell table:style-name="ce2" office:value-type="string">
            <text:p>NULL</text:p>
          </table:table-cell>
          <table:table-cell table:style-name="ce5" office:value-type="string">
            <text:p>New Zealand</text:p>
          </table:table-cell>
          <table:table-cell table:style-name="ce2" office:value-type="string">
            <text:p>NULL</text:p>
          </table:table-cell>
          <table:table-cell table:style-name="ce2" office:value-type="string">
            <text:p>http://www.samuraimusic.co.nz</text:p>
          </table:table-cell>
          <table:table-cell table:style-name="ce2" office:value-type="string">
            <text:p>http://www.facebook.com/samurai.music</text:p>
          </table:table-cell>
          <table:table-cell table:style-name="ce2" table:number-columns-repeated="1015"/>
          <table:table-cell table:style-name="ce7"/>
        </table:table-row>
        <table:table-row table:style-name="ro4">
          <table:table-cell table:style-name="ce2" office:value-type="float" office:value="7817">
            <text:p>7817</text:p>
          </table:table-cell>
          <table:table-cell table:style-name="ce2" office:value-type="string">
            <text:p>Plush</text:p>
          </table:table-cell>
          <table:table-cell table:style-name="ce5" office:value-type="string">
            <text:p>We are an independent record label based in Denver and South London. Primarily releasing soulful deep Drum and bass, the label was started in 2009 by Michael Ramirez, Steve Cossey, and Bryan Lewis, and has made fast progress in gaining fans and support through it's selection in music. The label has been seen to have a tendency to the experimental side of Drum and Bass as well. Active members include: Shoebox (Michael Ramirez, US) BrianD (Brian Lewis, US) Balistik (Steve Cossey, UK) Artist roster (shortlist): Mind Vortex 360joYnt Mr Explicit Cosmology Blueprint Furi Anga Defiance Stanza Blue Motion Dynamic Stab Hansollo Widestream and Marso Utah Jazz and more. View all charted tracks on Plush</text:p>
          </table:table-cell>
          <table:table-cell table:style-name="ce2" office:value-type="string">
            <text:p>http://www.soundcloud.com/plushrecordings</text:p>
          </table:table-cell>
          <table:table-cell table:style-name="ce5" office:value-type="string">
            <text:p>9057 e mississippi ave #8-201</text:p>
          </table:table-cell>
          <table:table-cell table:style-name="ce2" office:value-type="string">
            <text:p>shoebox@dnbradio.com</text:p>
          </table:table-cell>
          <table:table-cell table:style-name="ce2" office:value-type="string">
            <text:p>http://www.plushrecs.com</text:p>
          </table:table-cell>
          <table:table-cell table:style-name="ce2" office:value-type="string">
            <text:p>http://www.facebook.com/plushrecs</text:p>
          </table:table-cell>
          <table:table-cell table:style-name="ce2" table:number-columns-repeated="1015"/>
          <table:table-cell table:style-name="ce7"/>
        </table:table-row>
        <table:table-row table:style-name="ro8">
          <table:table-cell table:style-name="ce2" office:value-type="float" office:value="7301">
            <text:p>7301</text:p>
          </table:table-cell>
          <table:table-cell table:style-name="ce2" office:value-type="string">
            <text:p>Airvent Media</text:p>
          </table:table-cell>
          <table:table-cell table:style-name="ce5" office:value-type="string">
            <text:p>Electronic Label founded by Arctic Sunrise in 2006. Radio 1 Airplay from Mary Anne Hobbs in October 06. Glitch, IDM, Ambient, Experimental, Drum and Bass, Noise, Dubstep. View all charted tracks on Airvent Media</text:p>
          </table:table-cell>
          <table:table-cell table:style-name="ce2" office:value-type="string">
            <text:p>NULL</text:p>
          </table:table-cell>
          <table:table-cell table:style-name="ce5" office:value-type="string">
            <text:p>Canal Warehouse, Leicester Row, Coventry</text:p>
          </table:table-cell>
          <table:table-cell table:style-name="ce2" office:value-type="string">
            <text:p>NULL</text:p>
          </table:table-cell>
          <table:table-cell table:style-name="ce2" office:value-type="string">
            <text:p>http://www.airvent-media.co.uk</text:p>
          </table:table-cell>
          <table:table-cell table:style-name="ce2" office:value-type="string">
            <text:p>http://www.facebook.com/airventmedia</text:p>
          </table:table-cell>
          <table:table-cell table:style-name="ce2" table:number-columns-repeated="1015"/>
          <table:table-cell table:style-name="ce7"/>
        </table:table-row>
        <table:table-row table:style-name="ro2">
          <table:table-cell table:style-name="ce2" office:value-type="float" office:value="7181">
            <text:p>7181</text:p>
          </table:table-cell>
          <table:table-cell table:style-name="ce2" office:value-type="string">
            <text:p>Mr Gray</text:p>
          </table:table-cell>
          <table:table-cell table:style-name="ce5" office:value-type="string">
            <text:p>A label centered in Croatia dedicated to releasing innovative, interesting &amp; original electronic music. Currently we are the base for artists such as Marvin Gray (house,dubstep,drum and bass), Code Icarus (trance, techtrance), Crystalis (house/trance/experimental). Recently MGR has signed onto Guilhotina Label Management and is sure to bring some fresh air into the scene so stay tuned :) Everybody says life is gray, we say GRAY SI OK! View all charted tracks on Mr Gray</text:p>
          </table:table-cell>
          <table:table-cell table:style-name="ce2" office:value-type="string">
            <text:p>http://www.soundcloud.com/mrgrayrecordings</text:p>
          </table:table-cell>
          <table:table-cell table:style-name="ce5" office:value-type="string">
            <text:p>Croatia</text:p>
          </table:table-cell>
          <table:table-cell table:style-name="ce2" office:value-type="string">
            <text:p>codeicarus@gmail.com</text:p>
          </table:table-cell>
          <table:table-cell table:style-name="ce2" office:value-type="string">
            <text:p>http://mrgray.com.ar</text:p>
          </table:table-cell>
          <table:table-cell table:style-name="ce2" office:value-type="string">
            <text:p>http://www.facebook.com/MrGrayRecordings</text:p>
          </table:table-cell>
          <table:table-cell table:style-name="ce2" table:number-columns-repeated="1015"/>
          <table:table-cell table:style-name="ce7"/>
        </table:table-row>
        <table:table-row table:style-name="ro9">
          <table:table-cell table:style-name="ce2" office:value-type="float" office:value="7040">
            <text:p>7040</text:p>
          </table:table-cell>
          <table:table-cell table:style-name="ce2" office:value-type="string">
            <text:p>Lightless Recordings</text:p>
          </table:table-cell>
          <table:table-cell table:style-name="ce5" office:value-type="string">
            <text:p>Lightless Recordings is Fanu's own imprint for the drum and bass style that he is pushing: deep atmospheres and dirty fat breaks. View all charted tracks on Lightless Recordings</text:p>
          </table:table-cell>
          <table:table-cell table:style-name="ce2" office:value-type="string">
            <text:p>NULL</text:p>
          </table:table-cell>
          <table:table-cell table:style-name="ce5" office:value-type="string">
            <text:p>NULL</text:p>
          </table:table-cell>
          <table:table-cell table:number-columns-repeated="3" table:style-name="ce2" office:value-type="string">
            <text:p>NULL</text:p>
          </table:table-cell>
          <table:table-cell table:style-name="ce2" table:number-columns-repeated="1015"/>
          <table:table-cell table:style-name="ce7"/>
        </table:table-row>
        <table:table-row table:style-name="ro2">
          <table:table-cell table:style-name="ce2" office:value-type="float" office:value="6829">
            <text:p>6829</text:p>
          </table:table-cell>
          <table:table-cell table:style-name="ce2" office:value-type="string">
            <text:p>Ichnusa Recordings</text:p>
          </table:table-cell>
          <table:table-cell table:style-name="ce5" office:value-type="string">
            <text:p>The new movement "Ichnusa Recordings" encloses the most part of African-American sounds, including the Blues, Swing, Soul, Dub, Funky, Rap, R &amp; B, Reggae, Dancehall up to electronic sounds including the Drum and Bass, Dubstep. Jobs are available on all the best digital stores. The project offers fresh quality productions and management of artists and events. Movement Sardinia is a family, a point of reference for all lovers of these sounds a new philosophy of making music. View all charted tracks on Ichnusa Recordings</text:p>
          </table:table-cell>
          <table:table-cell table:style-name="ce2" office:value-type="string">
            <text:p>http://www.soundcloud.com/ichnusa-recordings</text:p>
          </table:table-cell>
          <table:table-cell table:style-name="ce5" office:value-type="string">
            <text:p>London, United Kingdom</text:p>
          </table:table-cell>
          <table:table-cell table:style-name="ce2" office:value-type="string">
            <text:p>ichnusarecordings@tiscali.it</text:p>
          </table:table-cell>
          <table:table-cell table:style-name="ce2" office:value-type="string">
            <text:p>http://www.youtube.com/user/IchnusaRecordings</text:p>
          </table:table-cell>
          <table:table-cell table:style-name="ce2" office:value-type="string">
            <text:p>http://www.facebook.com/groups/ichnusarecordingsnews/</text:p>
          </table:table-cell>
          <table:table-cell table:style-name="ce2" table:number-columns-repeated="1015"/>
          <table:table-cell table:style-name="ce7"/>
        </table:table-row>
        <table:table-row table:style-name="ro10">
          <table:table-cell office:value-type="float" office:value="6669">
            <text:p>6669</text:p>
          </table:table-cell>
          <table:table-cell office:value-type="string">
            <text:p>Samurai Music</text:p>
          </table:table-cell>
          <table:table-cell office:value-type="string">
            <text:p>Samurai Music Group is a group of 3 electronic music labels, encompassing the drum &amp; bass focused Samurai Music, the deeper Samurai Red Seal and Samurai Horo, a vinyl only experimental electronica label. Owned and directed by New Zealander Geoff Wright aka DJ Presha, since the launch in 2007 they have grown steadily into some of the most respected, consistently quality labels on the international Drum and Bass scene. Originally created with NZ Drum and Bass producers as the core focus, Samurai Music has grown into a fully international group of labels that have the power and reputation to promote new artists both from New Zealand and around the world onto the global stage. Artists that have released music on the Samurai labels include Calibre, Marcus Intalex, Dub Phizix &amp; Skeptical, Klute, ASC, Paradox, Loxy &amp; Resound, Ena, Indigo, Kiyoko, J:Kenzo, Lynx, The Upbeats, Trei, Tokyo Prose, Clarity, Villem, Nymfo, Synkro, Stray, Consequence, Sam KDC, Gremlinz, Homemade Weapons, Cern, &amp; Overlook, with many more exciting additions to the roster in 2013 and into 2014. Samurai releases have always been distinctive for their high quality artistic direction and highly collectable vinyl packages, a vital component of what makes the labels unique, along with the essential music contained in every carefully selected release whether the artist is a newcomer or an established name. Representing a full spectrum view of 170 BPM based D&amp;B and electronica, Samurai Music Group strives to remain on the cutting edge of the Drum and Bass soundscape and to build organically into the future as a consistent sign of quality. Samurai Music releases have been charted by Dario Zenker and 27 others. View all charted tracks on Samurai Music</text:p>
          </table:table-cell>
          <table:table-cell office:value-type="string">
            <text:p>http://www.soundcloud.com/samuraimusicgroup</text:p>
          </table:table-cell>
          <table:table-cell office:value-type="string">
            <text:p>Berlin, Germany</text:p>
          </table:table-cell>
          <table:table-cell office:value-type="string">
            <text:p>info@samuraimusic.co.nz</text:p>
          </table:table-cell>
          <table:table-cell office:value-type="string">
            <text:p>http://www.samuraimusicgroup.com</text:p>
          </table:table-cell>
          <table:table-cell office:value-type="string">
            <text:p>http://www.facebook.com/samurai.music</text:p>
          </table:table-cell>
          <table:table-cell table:number-columns-repeated="1016"/>
        </table:table-row>
        <table:table-row table:style-name="ro10">
          <table:table-cell office:value-type="float" office:value="6558">
            <text:p>6558</text:p>
          </table:table-cell>
          <table:table-cell office:value-type="string">
            <text:p>XYRecords</text:p>
          </table:table-cell>
          <table:table-cell office:value-type="string">
            <text:p>XYRecords or XYR is a modern electronic dance music label, specialising in Drum and Bass, Dubstep and House Music. Established in 1996 XYRecords has been riding the rapid change through a continuously evolving dance music scene and is looking forward to 2011 with its very busy release schedule of new dubstep, new drum and bass and new house music. Having recently signed the up and coming Dubstep trio of REFIX and Drum and Bass technician Bipolar all things bass and beat are looking very exciting for the present and the future. Both Refix and Bipolar will be starting to release their broad scope of music in the coming months. XY Records are also pleased to announce the signing of the multi faceted talents of House music producer JM:Lewis. JM:Lewis specializes in cultivated melodies and progressions within the minimal tech side of House Music. XYRecrords are very excited about his up and coming new house music projects which will give you an insight into JM:Lewis’s future thinking. To keep up to date with all things XYRecords join our mailing list to get the latest news our new Drum and Bass, new Dubstep and House releases along with FREE mixes and downloads. We promise not to Spam you and we won’t ever pass your email onto anyone else. If you are a DJ and would like FREE pre release promos for your own use, please Contact Us giving us your email address, and a little detail about you and we will arrange for a digital promo to be delivered to you. Want to join XYR? We are always on the look out for new talent. Send us your tracks using the the XYRecords AIM Dub Drop or the Soundcloud Drop Box below and we will endeavor to listen and give feedback on your music.</text:p>
          </table:table-cell>
          <table:table-cell office:value-type="string">
            <text:p>NULL</text:p>
          </table:table-cell>
          <table:table-cell office:value-type="string">
            <text:p>North House, 198 High Street, Tonbridge, TN9 1BE</text:p>
          </table:table-cell>
          <table:table-cell office:value-type="string">
            <text:p>info@xyrecords.com</text:p>
          </table:table-cell>
          <table:table-cell office:value-type="string">
            <text:p>http://www.xyrecords.com</text:p>
          </table:table-cell>
          <table:table-cell office:value-type="string">
            <text:p>http://www.facebook.com/xyrecords</text:p>
          </table:table-cell>
          <table:table-cell table:number-columns-repeated="1016"/>
        </table:table-row>
        <table:table-row table:style-name="ro4">
          <table:table-cell office:value-type="float" office:value="6369">
            <text:p>6369</text:p>
          </table:table-cell>
          <table:table-cell office:value-type="string">
            <text:p>Starrrecordings</text:p>
          </table:table-cell>
          <table:table-cell office:value-type="string">
            <text:p>Coming straight out of a chance meeting of minds, to building into a connection towards creative sonic jams, STARRRecordings is a new label set up in the hub of forward thinking Berlin. Centered around the productive talents of Robert M Stanley aka Bobby Starrr and Denny Vos, which together they record under the production alias of Blue Tone, taking influences from the House sounds which are currently moving the dance-floors in Berlin, to their own backgrounds in Deep Disco, Drum and Bass and Techno. The sound of Blue Tone is a combination of patterns, rhythms and sonic delights which are all rolled together into a classic spectrum which is filed under House. View all charted tracks on Starrrecordings</text:p>
          </table:table-cell>
          <table:table-cell office:value-type="string">
            <text:p>NULL</text:p>
          </table:table-cell>
          <table:table-cell office:value-type="string">
            <text:p>Boddin Head Quarters</text:p>
          </table:table-cell>
          <table:table-cell office:value-type="string">
            <text:p>Bobbystarrr@gmail.com</text:p>
          </table:table-cell>
          <table:table-cell table:number-columns-repeated="2" office:value-type="string">
            <text:p>NULL</text:p>
          </table:table-cell>
          <table:table-cell table:number-columns-repeated="1016"/>
        </table:table-row>
        <table:table-row table:style-name="ro9">
          <table:table-cell office:value-type="float" office:value="6346">
            <text:p>6346</text:p>
          </table:table-cell>
          <table:table-cell office:value-type="string">
            <text:p>Creative Source</text:p>
          </table:table-cell>
          <table:table-cell office:value-type="string">
            <text:p>The jazzy side of drum and bass or liquid funk as seen by Fabio. View all charted tracks on Creative Source</text:p>
          </table:table-cell>
          <table:table-cell office:value-type="string">
            <text:p>NULL</text:p>
          </table:table-cell>
          <table:table-cell office:value-type="string">
            <text:p>Creative Source, c/o Groove Connection, 114 Leathwaite Road, London, SW11 6RR, United Kingdom.</text:p>
          </table:table-cell>
          <table:table-cell office:value-type="string">
            <text:p>info@grooveconnection.co.uk</text:p>
          </table:table-cell>
          <table:table-cell office:value-type="string">
            <text:p>http://grooveconnection.co.uk</text:p>
          </table:table-cell>
          <table:table-cell office:value-type="string">
            <text:p>NULL</text:p>
          </table:table-cell>
          <table:table-cell table:number-columns-repeated="1016"/>
        </table:table-row>
        <table:table-row table:style-name="ro11">
          <table:table-cell office:value-type="float" office:value="6286">
            <text:p>6286</text:p>
          </table:table-cell>
          <table:table-cell office:value-type="string">
            <text:p>Audio Textures</text:p>
          </table:table-cell>
          <table:table-cell office:value-type="string">
            <text:p>Serving the techno community since 1999 supported by Dave Clarke. Laurent Garnier, Mark EG, Jim Masters, now operating as a digital label with some ltd coloured vinyl runs schedule for this year Biografie Audio Textures was formed in late 1999 set up and coordinated in the UK by Kevin Collier aka KC Distribution/Promotions, Rated X Recordings, City Lights Recordings. Kevin Collier has been involved within the electronic music scene since 1995 first helping a friend to promote and distribute the releases on his small independent hardcore/ drum and bass label called Out of Romford Records this soon led him to work 3 years at swiss company OffWorld Promotions who were based in London promoting and distributing for over sixty electronic labels nurturing the early experiments of Asad Rizvi, John Tejada, Ian O’Brien and Terry Mitchell. Kevin has also run his own small independent distribution service for 6 years which catered for all styles of dance music working alongside established companies and providing a unique service to sixty accounts nationwide, during this time he worked alongside small independent dance labels and established underground labels and soon gained a reputation for supplying quality products. After a brief break in the scene Kevin worked for Integrale Muzique where he help run their London office where he hooked up with Chicago house pioneer K Alexi Shelby and the respected Rated X imprint was born. Whilst K Alexi relocated to Chicago to seek other commitments the day to day running of the label was left in Kevin’s capable hands and this soon led to an artist roster that boasted some of the cream of Chicago signing up key producers like Robert Armani, Gene Hunt, Lester Fitzpatrick and Alvin Carr. These producers were soon asked to produce on the Audio Textures imprint alongside Dj Urban, Mike Wade and the cream of the UK Paul Langley and Terry Mitchell. Since the birth of Audio Textures the label has received great support from Ben Sims Evil C View all charted tracks on Audio Textures</text:p>
          </table:table-cell>
          <table:table-cell office:value-type="string">
            <text:p>NULL</text:p>
          </table:table-cell>
          <table:table-cell office:value-type="string">
            <text:p>London, United Kingdom</text:p>
          </table:table-cell>
          <table:table-cell office:value-type="string">
            <text:p>audiotextures@hotmail.com</text:p>
          </table:table-cell>
          <table:table-cell office:value-type="string">
            <text:p>http://www.reverbnation.com/label/audiotexturesrecordings</text:p>
          </table:table-cell>
          <table:table-cell office:value-type="string">
            <text:p>http://www.facebook.com/AudioTextures</text:p>
          </table:table-cell>
          <table:table-cell table:number-columns-repeated="1016"/>
        </table:table-row>
        <table:table-row table:style-name="ro12">
          <table:table-cell office:value-type="float" office:value="5945">
            <text:p>5945</text:p>
          </table:table-cell>
          <table:table-cell office:value-type="string">
            <text:p>Clubstream</text:p>
          </table:table-cell>
          <table:table-cell office:value-type="string">
            <text:p>Clubstream is the largest club music label group from Gothenburg, Sweden. We release the finest electronic dance music from new and established producers from all over the planet. The label group was founded in 2008 by Mikael Arthursson, Håkan Ludvigson and Jonathan Karlsson, who had been running the electro-pop label Substream together since 2004. Clubstream is made out of 6 labels, 5 of which are dedicated to their own respective style of electronic dance music, from electro and house to minimal, techno and drum and bass, targeting DJs with releases of typically 2-4 tracks. The 6th label, Clubstream Mix brings out music for both club DJs and regular fans of electronic music, in the form of mixed DJ sets and other full length compilations. Clubstream releases have been charted by Stacey Pullen and 36 others. View all charted tracks on Clubstream</text:p>
          </table:table-cell>
          <table:table-cell office:value-type="string">
            <text:p>NULL</text:p>
          </table:table-cell>
          <table:table-cell office:value-type="string">
            <text:p>Kungshöjdsgatan 5</text:p>
          </table:table-cell>
          <table:table-cell office:value-type="string">
            <text:p>h.ludvigson@substream.se</text:p>
          </table:table-cell>
          <table:table-cell office:value-type="string">
            <text:p>http://www.clubstream.se</text:p>
          </table:table-cell>
          <table:table-cell office:value-type="string">
            <text:p>http://www.facebook.com/clubstream</text:p>
          </table:table-cell>
          <table:table-cell table:number-columns-repeated="1016"/>
        </table:table-row>
        <table:table-row table:style-name="ro13">
          <table:table-cell office:value-type="float" office:value="5853">
            <text:p>5853</text:p>
          </table:table-cell>
          <table:table-cell office:value-type="string">
            <text:p>Nightshifters</text:p>
          </table:table-cell>
          <table:table-cell office:value-type="string">
            <text:p>From the official Nightshifters website: Nightshifters is run by Jason Forrest AKA DJ Donna Summer (Berlin) and Jess AKA Jubilee (NYC). Nightshifters is built around a core group of musicians making prime-time oriented banging club tracks to get people raving! Our sound is hybridized; you can find elements of B’more, Rave, Baile funk, Electro, Dubstep, House, Bassline, Drum and Bass, and shit, maybe even Trance in the mix. We’re an open-minded lot who are working hard to make your parties better. Nightshifters releases have been charted by Erol Alkan, Chrissy, A-Trak, Brodinski and 67 others. View all charted tracks on Nightshifters</text:p>
          </table:table-cell>
          <table:table-cell office:value-type="string">
            <text:p>NULL</text:p>
          </table:table-cell>
          <table:table-cell office:value-type="string">
            <text:p>Berlin, Germany</text:p>
          </table:table-cell>
          <table:table-cell office:value-type="string">
            <text:p>nightshiftershq@gmail.com</text:p>
          </table:table-cell>
          <table:table-cell office:value-type="string">
            <text:p>http://www.nightshifterslabel.com</text:p>
          </table:table-cell>
          <table:table-cell office:value-type="string">
            <text:p>NULL</text:p>
          </table:table-cell>
          <table:table-cell table:number-columns-repeated="1016"/>
        </table:table-row>
        <table:table-row table:style-name="ro6">
          <table:table-cell office:value-type="float" office:value="5496">
            <text:p>5496</text:p>
          </table:table-cell>
          <table:table-cell office:value-type="string">
            <text:p>SoulRidaz</text:p>
          </table:table-cell>
          <table:table-cell office:value-type="string">
            <text:p>Soulridaz es un sello de Drum and Bass y sub generos, los responsables de este proyecto son: Rodrigo Vargas a.k.a. Dfender de Guadalajara Jalisco y Rodrigo Alvarez a.k.a. blok One de Morelia Michoacan, Soulridaz nace con el objetivo de proyectar y dar a conocer a nivel internacional el trabajo de productores nacionales. View all charted tracks on SoulRidaz</text:p>
          </table:table-cell>
          <table:table-cell office:value-type="string">
            <text:p>NULL</text:p>
          </table:table-cell>
          <table:table-cell office:value-type="string">
            <text:p>Mexico</text:p>
          </table:table-cell>
          <table:table-cell office:value-type="string">
            <text:p>datpirat@hotmail.com</text:p>
          </table:table-cell>
          <table:table-cell office:value-type="string">
            <text:p>http://www.soulridaz.tk</text:p>
          </table:table-cell>
          <table:table-cell office:value-type="string">
            <text:p>http://www.facebook.com/pages/SoulRidaz/115722618479743</text:p>
          </table:table-cell>
          <table:table-cell table:number-columns-repeated="1016"/>
        </table:table-row>
        <table:table-row table:style-name="ro7">
          <table:table-cell office:value-type="float" office:value="5367">
            <text:p>5367</text:p>
          </table:table-cell>
          <table:table-cell office:value-type="string">
            <text:p>LDNB Music</text:p>
          </table:table-cell>
          <table:table-cell office:value-type="string">
            <text:p>LDNB Music is the new digital record label from www.LiquidDNB.com, the Internets number one liquid drum and bass website. Their aim is to push the latest in liquid music to the wider listening public driven by their passion for this genre and the scene it represents. LDNB Music are signing up some of the scenes hottest artists along with talented up and coming musicians with tunes coming from the likes of Muwookie, Stunna, Edward Oberon, Command Strange, Clart, BrokenDrum, CJ Styles, Smote, mSdos and many more. With a focus on releasing the highest quality, vibing drum and bass music; the first LDNB Music double track release features Stunna, Edward Oberon and Pipeline. Watch out for this one which will be sale in early 2011. All LDNB Music will be available to buy from all major digital retailers including iTunes, Beatport, Juno Downloads, DOA, Breakbeat, Spotify and also direct on www.LiquidDNB.com. Please visit the brand new website www.LDNBmusic.com for the latest news, to hear previews, purchase music, enter competitions, view artist information and much more. View all charted tracks on LDNB Music</text:p>
          </table:table-cell>
          <table:table-cell office:value-type="string">
            <text:p>NULL</text:p>
          </table:table-cell>
          <table:table-cell office:value-type="string">
            <text:p>21 Colworth Road, London, E11 1JA</text:p>
          </table:table-cell>
          <table:table-cell office:value-type="string">
            <text:p>info@LDNBmusic.com</text:p>
          </table:table-cell>
          <table:table-cell office:value-type="string">
            <text:p>http://www.LDNBmusic.com</text:p>
          </table:table-cell>
          <table:table-cell office:value-type="string">
            <text:p>NULL</text:p>
          </table:table-cell>
          <table:table-cell table:number-columns-repeated="1016"/>
        </table:table-row>
        <table:table-row table:style-name="ro8">
          <table:table-cell office:value-type="float" office:value="5210">
            <text:p>5210</text:p>
          </table:table-cell>
          <table:table-cell office:value-type="string">
            <text:p>Hustle Audio</text:p>
          </table:table-cell>
          <table:table-cell office:value-type="string">
            <text:p>Hustle Audio is a drum and bass record label that prides itself on good old fashioned dnb of the highest calibre. Heavy hitting, deep, rolling and funky dnb with a touch of class delivered by established and upcoming artists from around the globe!! View all charted tracks on Hustle Audio</text:p>
          </table:table-cell>
          <table:table-cell office:value-type="string">
            <text:p>NULL</text:p>
          </table:table-cell>
          <table:table-cell office:value-type="string">
            <text:p>Midlands, United Kingdom</text:p>
          </table:table-cell>
          <table:table-cell office:value-type="string">
            <text:p>info@hustleaudio.com</text:p>
          </table:table-cell>
          <table:table-cell office:value-type="string">
            <text:p>http://www.hustleaudio.com</text:p>
          </table:table-cell>
          <table:table-cell office:value-type="string">
            <text:p>NULL</text:p>
          </table:table-cell>
          <table:table-cell table:number-columns-repeated="1016"/>
        </table:table-row>
        <table:table-row table:style-name="ro2">
          <table:table-cell office:value-type="float" office:value="5057">
            <text:p>5057</text:p>
          </table:table-cell>
          <table:table-cell office:value-type="string">
            <text:p>Top Drawer Digital</text:p>
          </table:table-cell>
          <table:table-cell office:value-type="string">
            <text:p>Here at Top Drawer Digital we slip in and out of Genres,Go Back And Forth in time, with sounds and ideas of the past and the future sitting next to each other in tracks we believe can bridge the gaps. Letting DJ's build sets about "The Vibe" rather than in a rigid style with music that takes its influences from many Genres. From House to Hardcore from Dubstep to Drum and Bass. Including J-Tek, Dubstep and Hardcore Breaks mainly in the 140-150 Bpm area. Releases: View all charted tracks on Top Drawer Digital</text:p>
          </table:table-cell>
          <table:table-cell office:value-type="string">
            <text:p>NULL</text:p>
          </table:table-cell>
          <table:table-cell office:value-type="string">
            <text:p>Birmingham</text:p>
          </table:table-cell>
          <table:table-cell office:value-type="string">
            <text:p>Lucas@topdrawerdigital.com</text:p>
          </table:table-cell>
          <table:table-cell office:value-type="string">
            <text:p>http://www.topdrawerdigtal.com</text:p>
          </table:table-cell>
          <table:table-cell office:value-type="string">
            <text:p>http://www.facebook.com/topdrawerdigital</text:p>
          </table:table-cell>
          <table:table-cell table:number-columns-repeated="1016"/>
        </table:table-row>
        <table:table-row table:style-name="ro14">
          <table:table-cell office:value-type="float" office:value="4955">
            <text:p>4955</text:p>
          </table:table-cell>
          <table:table-cell office:value-type="string">
            <text:p>Play Me Records</text:p>
          </table:table-cell>
          <table:table-cell office:value-type="string">
            <text:p>The label is Play Me Records. The owner is none other than the talented DJ/producer Reid Speed. She started her journeys in New Yorkâ€™s underground rave scene. From 1997 to about 2001 she was a resident DJ at drum &amp; bass standards like Camouflage, Stuck on Earth and Direct Drive. But things really took off when she started worked a regular gig at Manhattanâ€™s landmark drum and bass record store/record label Breakbeat Science. Through her network there, Reid toured and built a name for herself that lead to her first mix album release in 2001. Shortly thereafter, Reid relocated to Los Angeles, released a second album, appeared as the in-house DJ for the television show â€˜The Jamie Kennedy Experimentâ€™, and started successful monthly party called Breakdown. In short, Reid has established herself as a musical icon and now successful label head. Last year Reid launched Play Me records and as far as dubstepâ€™s concerned, itâ€™s been a huge success. Sheâ€™s introduced new local talent into the international dance music scene and established her label as the premier source for anthem bound bass tunes. View all charted tracks on Play Me Records</text:p>
          </table:table-cell>
          <table:table-cell office:value-type="string">
            <text:p>NULL</text:p>
          </table:table-cell>
          <table:table-cell office:value-type="string">
            <text:p>Bass Ave. Los Angeles, CA.</text:p>
          </table:table-cell>
          <table:table-cell office:value-type="string">
            <text:p>NULL</text:p>
          </table:table-cell>
          <table:table-cell office:value-type="string">
            <text:p>http://www.facebook.com/PlayMeRecords</text:p>
          </table:table-cell>
          <table:table-cell office:value-type="string">
            <text:p>NULL</text:p>
          </table:table-cell>
          <table:table-cell table:number-columns-repeated="1016"/>
        </table:table-row>
        <table:table-row table:style-name="ro9">
          <table:table-cell office:value-type="float" office:value="4857">
            <text:p>4857</text:p>
          </table:table-cell>
          <table:table-cell office:value-type="string">
            <text:p>Dutty Audio</text:p>
          </table:table-cell>
          <table:table-cell office:value-type="string">
            <text:p>Dutty Audio, brought to you by the Brazilian Drum and Bass producer BTK. View all charted tracks on Dutty Audio</text:p>
          </table:table-cell>
          <table:table-cell office:value-type="string">
            <text:p>http://www.soundcloud.com/duttyaudio</text:p>
          </table:table-cell>
          <table:table-cell office:value-type="string">
            <text:p>Triple Vision Music Group.</text:p>
          </table:table-cell>
          <table:table-cell office:value-type="string">
            <text:p>duttyaudio@gmail.com</text:p>
          </table:table-cell>
          <table:table-cell table:number-columns-repeated="2" office:value-type="string">
            <text:p>http://www.facebook.com/duttyaudio</text:p>
          </table:table-cell>
          <table:table-cell table:number-columns-repeated="1016"/>
        </table:table-row>
        <table:table-row table:style-name="ro14">
          <table:table-cell office:value-type="float" office:value="4741">
            <text:p>4741</text:p>
          </table:table-cell>
          <table:table-cell office:value-type="string">
            <text:p>shadybrain</text:p>
          </table:table-cell>
          <table:table-cell office:value-type="string">
            <text:p>shadybrain was founded in 2004 based on a former booking- and event-agency. It is based in Berlin, Germany, and has been the first Drum and Bass label to offer MP3s on a pay per download level. Shortly after Apple’s Itunes and before Beatport, .shadybrain established a MP3 shop at shadybrain.net, offering exclusive music by emerging as well as established artists. Some of the bigger artists who have produced music for the label are Optiv / Cause 4 Concern, Phace, Misanthrop, N.Phect, Axiom, Rregula, Dementia, Cern, Duo Infernale to name just a few. .shadybrain steadily grew along with the digital market and sold numerous tunes through the years. Since late 2006, .shadybrain is also releasing vinyl which is distributed worldwide through Triple Vision and ST Holdings. In 2009, the whole project was relaunched. Following a way of progression, .shadybrain now also releases music from a wide range of different independent music subcultures as Techno, Indie, Electronica, Dubstep, Experimental, etc. The idea is to deliver a message of trust, to both, artists and users. Artists receive 50% of all income while users are offered free full streams as well as very reasonable prices for DRM free high quality MP3s. View all charted tracks on shadybrain</text:p>
          </table:table-cell>
          <table:table-cell office:value-type="string">
            <text:p>NULL</text:p>
          </table:table-cell>
          <table:table-cell office:value-type="string">
            <text:p>Schliemannstrasse</text:p>
          </table:table-cell>
          <table:table-cell office:value-type="string">
            <text:p>info@shadybrain.net</text:p>
          </table:table-cell>
          <table:table-cell office:value-type="string">
            <text:p>http://www.shadybrain.net</text:p>
          </table:table-cell>
          <table:table-cell office:value-type="string">
            <text:p>http://www.facebook.com/shadybrainmusic</text:p>
          </table:table-cell>
          <table:table-cell table:number-columns-repeated="1016"/>
        </table:table-row>
        <table:table-row table:style-name="ro15">
          <table:table-cell office:value-type="float" office:value="4524">
            <text:p>4524</text:p>
          </table:table-cell>
          <table:table-cell office:value-type="string">
            <text:p>FiXT</text:p>
          </table:table-cell>
          <table:table-cell office:value-type="string">
            <text:p>FiXT is an independent company with several divisions, including the FIXT Store, FIXT Remix Online Community, FIXT record label and a Film/TV/Video Game Licensing arm. FiXT is owned by Klayton of Celldweller. FiXT Artists: Celldweller Blue Stahli Atlas Plug Squarehead Moonitor Squarehead The FIXT Store is home to over 35 independent record labels serving over 375+ artists, 1,000+ albums and 10,650+ tracks, historically known for aggressive electronic music from Industrial and IDM to Drum 'n Bass and Breakbeat to hybrid electronic-rock genres, and the store also serves orchestral/trailer and soundtrack music and a growing roster of alternative and pop artists. The FiXT Store is the official online store of the FIXT Record label, featuring such artists as Celldweller, Blue Stahli, Atlas Plug and Squarehead. View all charted tracks on FiXT</text:p>
          </table:table-cell>
          <table:table-cell office:value-type="string">
            <text:p>NULL</text:p>
          </table:table-cell>
          <table:table-cell office:value-type="string">
            <text:p>P.O. Box 1501 Clarkston, MI 48347</text:p>
          </table:table-cell>
          <table:table-cell office:value-type="string">
            <text:p>Ryan@fixtonline.com</text:p>
          </table:table-cell>
          <table:table-cell office:value-type="string">
            <text:p>http://www.fixtonline.com</text:p>
          </table:table-cell>
          <table:table-cell office:value-type="string">
            <text:p>NULL</text:p>
          </table:table-cell>
          <table:table-cell table:number-columns-repeated="1016"/>
        </table:table-row>
        <table:table-row table:style-name="ro16">
          <table:table-cell office:value-type="float" office:value="4368">
            <text:p>4368</text:p>
          </table:table-cell>
          <table:table-cell office:value-type="string">
            <text:p>Lower East</text:p>
          </table:table-cell>
          <table:table-cell office:value-type="string">
            <text:p>"Lower East launched in the Summer of 2010. It was the result of a coming together of 3 likeminded friends: Cozzy D, Lee Brinx and Ed Kane (Kanio/Dexter Kane). All established members of the London scene in their own right, they combined forces to create a label with one simple ethos: quality electronic music. Whilst the idea itself is unified, the influences are vast. Disco, Techno, Garage, Hip-Hop, Drum and Bass, Jazz, 80's and Soul all inspire Lower East's subtle blend of 4/4 beats. Notable artists on Lower East include: Lee Foss, Gavin Herlihy, Uner, Nima Gorji, Pezzner, Richie Ahmed and Death on the Balcony." Lower East releases have been charted by Ripperton, Darius Syrossian, DJ T., Kate Simko, Waifs &amp; Strays, Miss Kittin, Audiojack, Re.You, Tube &amp; Berger, Blond:ish, Sasse, The Revenge, Blond:ish, Darius Syrossian, Miguel Puente, Amine Edge, Adana Twins, Maxxi Soundsystem, Ben Pearce, El_Txef_A, Miguel Puente, El_Txef_A, Adana Twins, Waifs &amp; Strays and 692 others. View all charted tracks on Lower East</text:p>
          </table:table-cell>
          <table:table-cell office:value-type="string">
            <text:p>NULL</text:p>
          </table:table-cell>
          <table:table-cell office:value-type="string">
            <text:p>London, United Kingdom</text:p>
          </table:table-cell>
          <table:table-cell office:value-type="string">
            <text:p>djcozzyd@hotmail.com</text:p>
          </table:table-cell>
          <table:table-cell office:value-type="string">
            <text:p>http://lower-east.com/</text:p>
          </table:table-cell>
          <table:table-cell office:value-type="string">
            <text:p>NULL</text:p>
          </table:table-cell>
          <table:table-cell table:number-columns-repeated="1016"/>
        </table:table-row>
        <table:table-row table:style-name="ro16">
          <table:table-cell office:value-type="float" office:value="4247">
            <text:p>4247</text:p>
          </table:table-cell>
          <table:table-cell office:value-type="string">
            <text:p>Revolutionary Music</text:p>
          </table:table-cell>
          <table:table-cell office:value-type="string">
            <text:p>Revolutionary Music is an electronic music record label that was founded in Chicago in 2004 by Jeremiah Seraphine and Bryan Ford, two former loftmates that come from very different parts of the music world. Jeremiah was one of the founding partners of 3 Degrees Global and is an experienced DJ and promoter. Bryan is a multi-instrumentalist songwriter who has toured nationally as a live musician. Together they've brought both worlds together to expose listeners to original electronic music of multiple sub genres. Revolutionary Music is rooted in Chicago's underground loft party culture. The RM crew converted a raw loft space on the edge of downtown Chicago into one the city's longest running and most beloved underground venues. The label's eclectic sound was developed on the Safe House dancefloor and in the lounge area. From deep organic house music to jackin' tech house to lounge grooves to drum and bass and beyond; Revolutionary Music's sound is the essence of underground Chicago. View all charted tracks on Revolutionary Music</text:p>
          </table:table-cell>
          <table:table-cell office:value-type="string">
            <text:p>NULL</text:p>
          </table:table-cell>
          <table:table-cell office:value-type="string">
            <text:p>1930 N. Leavitt St., 1st Floor, Chicago, IL 60047</text:p>
          </table:table-cell>
          <table:table-cell office:value-type="string">
            <text:p>jeremiah@revolutionarymusic.com</text:p>
          </table:table-cell>
          <table:table-cell office:value-type="string">
            <text:p>http://revolutionarymusic.com</text:p>
          </table:table-cell>
          <table:table-cell office:value-type="string">
            <text:p>NULL</text:p>
          </table:table-cell>
          <table:table-cell table:number-columns-repeated="1016"/>
        </table:table-row>
        <table:table-row table:style-name="ro17">
          <table:table-cell office:value-type="float" office:value="4019">
            <text:p>4019</text:p>
          </table:table-cell>
          <table:table-cell office:value-type="string">
            <text:p>Perkussiv</text:p>
          </table:table-cell>
          <table:table-cell office:value-type="string">
            <text:p>Perkussiv launched in February 2010 with its debut Drum and Bass release by The Sect with ‘Stranger’ and the remix by Amex. This first release shows the label’s philosophy to bring only quality to the fans. With highly regarded artists like Skynet, Masheen, Pyro and suchlike, the label will keep its standard and even wants to improve itself in the future. Another goal for Perkussiv is to expand. This is why the head honchos are planning an event series called “Perkussiv JAM!“. Several events are planned to take place in different countries in the world. Exclusive label artists will represent the label, DnB wise like The Sect, Cooh, Pyro or Allied. Furthermore Perkussiv will not just release Drum and Bass, but Techno and Minimal as well. You can expect great things in late 2010 when the second release interval of Drum and Bass starts. Techno releases by high rated artists like Dandi and Ugo, Piatto, Constantino Nappi &amp; Micky Da Funk, Autistic and Karo will complete Perkussiv’s music styles. The roots of Perkussiv are very simple. After getting to know each other on a gig in Austria in late 2008 Amex proposed for Tamas to join the project. He was instantly on board. As luck would have it, in early 2009 at an event in Switzerland another passionate enthusiast called Rufftex was found. After he visited Amex in Germany he was very willing to join Perkussiv and thus has put his whole expertise into the project. Later on Rufftex introduced Pao to Perkussiv who is another great swiss addition for the label. His incredible forces and reliability have already been proven in his work, e.g. correct book keeping, sales management and other decisive impulses for the label. Now that perfect basic conditions are set the four head honchos of Perkussiv are ready to succeed. They work hard and stay focused on their common goal to bring high quality, individual, deep and creative music to their fans. Be prepared for 2010 and the future! View all charted tracks on Perkussiv</text:p>
          </table:table-cell>
          <table:table-cell office:value-type="string">
            <text:p>NULL</text:p>
          </table:table-cell>
          <table:table-cell office:value-type="string">
            <text:p>Mannheim, Germany</text:p>
          </table:table-cell>
          <table:table-cell office:value-type="string">
            <text:p>office@perkussiv.eu</text:p>
          </table:table-cell>
          <table:table-cell office:value-type="string">
            <text:p>http://www.perkussiv.eu</text:p>
          </table:table-cell>
          <table:table-cell office:value-type="string">
            <text:p>http://www.facebook.com/http://www.facebook.com/perkussiv?ref=ts</text:p>
          </table:table-cell>
          <table:table-cell table:number-columns-repeated="1016"/>
        </table:table-row>
        <table:table-row table:style-name="ro7">
          <table:table-cell office:value-type="float" office:value="3842">
            <text:p>3842</text:p>
          </table:table-cell>
          <table:table-cell office:value-type="string">
            <text:p>Omerta Records</text:p>
          </table:table-cell>
          <table:table-cell office:value-type="string">
            <text:p>Omerta is a Canadian based label that provides listeners and fans alike with musical compilations centered on various genres of Electronic Dance Music. These genre-based compilations range from all styles of house and trance. Whether it's dub step, breaks, jungle, drum and bass, deep house, electro house or progressive and hard trance, Artists signed on to Omerta Records are proving their skills uniquely and proving time and time again that the dance industry is growing rapidly. Omerta always searches for new and upcoming talent everyday to help promote new artists in the worldwide music community. Omerta provides listeners and fans alike with musical compilations centered on various genres of electronica. These genre-based compilations range from all styles of house and trance. Whether it's dub step, breaks, jungle, drum and bass, deep house, electro house or progressive and hard trance, Artists signed on to Omerta Records are proving their skills uniquely and proving time and time again that the dance industry is growing rapidly. Omerta Records releases have been charted by Mendo, Gregor Tresher and 17 others. View all charted tracks on Omerta Records</text:p>
          </table:table-cell>
          <table:table-cell office:value-type="string">
            <text:p>http://www.soundcloud.com/omerta</text:p>
          </table:table-cell>
          <table:table-cell office:value-type="string">
            <text:p>720 Bruce Ave Unit 504</text:p>
          </table:table-cell>
          <table:table-cell office:value-type="string">
            <text:p>jlaface@gmail.com</text:p>
          </table:table-cell>
          <table:table-cell office:value-type="string">
            <text:p>http://www.omertarecords.ca</text:p>
          </table:table-cell>
          <table:table-cell office:value-type="string">
            <text:p>http://www.facebook.com/omertarecs</text:p>
          </table:table-cell>
          <table:table-cell table:number-columns-repeated="1016"/>
        </table:table-row>
        <table:table-row table:style-name="ro8">
          <table:table-cell office:value-type="float" office:value="3589">
            <text:p>3589</text:p>
          </table:table-cell>
          <table:table-cell office:value-type="string">
            <text:p>Whisper Audio</text:p>
          </table:table-cell>
          <table:table-cell office:value-type="string">
            <text:p>Whisper Audio was founded in 2006 after drum and bass producers Outrage and Aperture were graced with the vocal presence of siren enchantress Kirsty Hawkshaw. Whisper Audio's sole pursuit is the development and recognition of experimental music with emphasis on vocal integration.</text:p>
          </table:table-cell>
          <table:table-cell office:value-type="string">
            <text:p>NULL</text:p>
          </table:table-cell>
          <table:table-cell office:value-type="string">
            <text:p>South + East, United Kingdom</text:p>
          </table:table-cell>
          <table:table-cell office:value-type="string">
            <text:p>outragebeats@hotmail.com</text:p>
          </table:table-cell>
          <table:table-cell table:number-columns-repeated="2" office:value-type="string">
            <text:p>NULL</text:p>
          </table:table-cell>
          <table:table-cell table:number-columns-repeated="1016"/>
        </table:table-row>
        <table:table-row table:style-name="ro6">
          <table:table-cell office:value-type="float" office:value="2813">
            <text:p>2813</text:p>
          </table:table-cell>
          <table:table-cell office:value-type="string">
            <text:p>Renegade Hardware</text:p>
          </table:table-cell>
          <table:table-cell office:value-type="string">
            <text:p>Creatively born in South London in 1995, Renegade Hardware has shaped and shifted the drum and bass scene in more ways than one. Over the past 14 years of our establishment, the Hardware imprint has steadily set grounding standards, associating itself with a darker more cutting edge sound of drum and bass. View all charted tracks on Renegade Hardware</text:p>
          </table:table-cell>
          <table:table-cell office:value-type="string">
            <text:p>NULL</text:p>
          </table:table-cell>
          <table:table-cell office:value-type="string">
            <text:p>London, United Kingdom</text:p>
          </table:table-cell>
          <table:table-cell office:value-type="string">
            <text:p>renegadehardwarehq@gmail.com</text:p>
          </table:table-cell>
          <table:table-cell office:value-type="string">
            <text:p>http://www.renegadehardware.co.uk</text:p>
          </table:table-cell>
          <table:table-cell office:value-type="string">
            <text:p>NULL</text:p>
          </table:table-cell>
          <table:table-cell table:number-columns-repeated="1016"/>
        </table:table-row>
        <table:table-row table:style-name="ro6">
          <table:table-cell office:value-type="float" office:value="2187">
            <text:p>2187</text:p>
          </table:table-cell>
          <table:table-cell office:value-type="string">
            <text:p>Embarcadero Records</text:p>
          </table:table-cell>
          <table:table-cell office:value-type="string">
            <text:p>Embarcadero Records was founded by Donald Wilborn in 2006, primarily to distribute his own productions as well as undiscovered artists. Spanning genres such as cinematic ambient, spacey house, progressive breaks, experimental techno, melodic trance, and ethereal drum and bass. View all charted tracks on Embarcadero Records</text:p>
          </table:table-cell>
          <table:table-cell office:value-type="string">
            <text:p>NULL</text:p>
          </table:table-cell>
          <table:table-cell office:value-type="string">
            <text:p>Dallas</text:p>
          </table:table-cell>
          <table:table-cell office:value-type="string">
            <text:p>label@embarcaderorecords.com</text:p>
          </table:table-cell>
          <table:table-cell office:value-type="string">
            <text:p>http://www.embarcaderorecords.com</text:p>
          </table:table-cell>
          <table:table-cell office:value-type="string">
            <text:p>http://www.facebook.com/donaldwilborn</text:p>
          </table:table-cell>
          <table:table-cell table:number-columns-repeated="1016"/>
        </table:table-row>
        <table:table-row table:style-name="ro7">
          <table:table-cell office:value-type="float" office:value="2173">
            <text:p>2173</text:p>
          </table:table-cell>
          <table:table-cell office:value-type="string">
            <text:p>Pearlicka Records</text:p>
          </table:table-cell>
          <table:table-cell office:value-type="string">
            <text:p>Remember the 80s when clubs would play any kind of genre? At Pearlicka Records we want to bring this feeling back. We are not focusing on a special genre, just on great high quality music. Genre cross promotion is our philosophy! Hip hop mixes of the progressive house hit. A children lullaby out of a drum and bass track. Chill Out mixes of the Audio Book. Anything goes! We are working on a compilation series called the "Lost Pearl's of House Music". This compilation series will focus on big house hits, which got overlooked. They might have been huge successes in a few clubs but never gained the worldwide recognition which they deserved. All tracks will be tightly re-edited and mega mixed, to focus on the elements which give them hit status and to sparkle interest in the original releases as the compilation will only feature the edited, short versions plus a DJ mix. With the help of the great people at Believedigital our releases will be distributed to over 140 legal digital download stores worldwide and get the best possible PR attention. View all charted tracks on Pearlicka Records</text:p>
          </table:table-cell>
          <table:table-cell office:value-type="string">
            <text:p>NULL</text:p>
          </table:table-cell>
          <table:table-cell office:value-type="string">
            <text:p>Miami Beach</text:p>
          </table:table-cell>
          <table:table-cell office:value-type="string">
            <text:p>pearl@pearlicka.com</text:p>
          </table:table-cell>
          <table:table-cell office:value-type="string">
            <text:p>http://www.pearlicka.com</text:p>
          </table:table-cell>
          <table:table-cell office:value-type="string">
            <text:p>NULL</text:p>
          </table:table-cell>
          <table:table-cell table:number-columns-repeated="1016"/>
        </table:table-row>
        <table:table-row table:style-name="ro9">
          <table:table-cell office:value-type="float" office:value="1611">
            <text:p>1611</text:p>
          </table:table-cell>
          <table:table-cell office:value-type="string">
            <text:p>Offshore Recordings</text:p>
          </table:table-cell>
          <table:table-cell office:value-type="string">
            <text:p>Offshore Recordings aims to further the sounds of leftfield drum and bass. View all charted tracks on Offshore Recordings</text:p>
          </table:table-cell>
          <table:table-cell office:value-type="string">
            <text:p>NULL</text:p>
          </table:table-cell>
          <table:table-cell office:value-type="string">
            <text:p>384 13th Street #S1, Brooklyn, NY 11215</text:p>
          </table:table-cell>
          <table:table-cell office:value-type="string">
            <text:p>brett@offshore-recordings.com</text:p>
          </table:table-cell>
          <table:table-cell office:value-type="string">
            <text:p>http://www.offshore-recordings.com</text:p>
          </table:table-cell>
          <table:table-cell office:value-type="string">
            <text:p>NULL</text:p>
          </table:table-cell>
          <table:table-cell table:number-columns-repeated="1016"/>
        </table:table-row>
        <table:table-row table:style-name="ro8">
          <table:table-cell office:value-type="float" office:value="1593">
            <text:p>1593</text:p>
          </table:table-cell>
          <table:table-cell office:value-type="string">
            <text:p>Med School</text:p>
          </table:table-cell>
          <table:table-cell office:value-type="string">
            <text:p>Med School is Hospital Records' sister label that pushes a deeper, techier, more experimental sound. The label is also a keen supporter of new producers who can stretch the boundaries of drum and bass. View all charted tracks on Med School</text:p>
          </table:table-cell>
          <table:table-cell office:value-type="string">
            <text:p>NULL</text:p>
          </table:table-cell>
          <table:table-cell office:value-type="string">
            <text:p>Hospital Records, The Purple Gates, 182-184 Dartmouth Road, London, SE26 4QZ</text:p>
          </table:table-cell>
          <table:table-cell office:value-type="string">
            <text:p>ash@medschoolmusic.com</text:p>
          </table:table-cell>
          <table:table-cell office:value-type="string">
            <text:p>http://www.medschoolmusic.com</text:p>
          </table:table-cell>
          <table:table-cell office:value-type="string">
            <text:p>NULL</text:p>
          </table:table-cell>
          <table:table-cell table:number-columns-repeated="1016"/>
        </table:table-row>
        <table:table-row table:style-name="ro9">
          <table:table-cell office:value-type="float" office:value="1566">
            <text:p>1566</text:p>
          </table:table-cell>
          <table:table-cell office:value-type="string">
            <text:p>Full Cycle</text:p>
          </table:table-cell>
          <table:table-cell office:value-type="string">
            <text:p>Bristol-based drum and bass collective run by Dope Dragon. United Kingdom View all charted tracks on Full Cycle</text:p>
          </table:table-cell>
          <table:table-cell office:value-type="string">
            <text:p>NULL</text:p>
          </table:table-cell>
          <table:table-cell office:value-type="string">
            <text:p>PO Box 1235, Bristol BS99 250</text:p>
          </table:table-cell>
          <table:table-cell table:number-columns-repeated="3" office:value-type="string">
            <text:p>NULL</text:p>
          </table:table-cell>
          <table:table-cell table:number-columns-repeated="1016"/>
        </table:table-row>
        <table:table-row table:style-name="ro6">
          <table:table-cell office:value-type="float" office:value="1071">
            <text:p>1071</text:p>
          </table:table-cell>
          <table:table-cell office:value-type="string">
            <text:p>Lo Recordings</text:p>
          </table:table-cell>
          <table:table-cell office:value-type="string">
            <text:p>Lo Recordings has releleased house, easy listening, ambient, electronica, drum and bass, music concrete and country and western since 1995. Lo Recordings releases have been charted by Marc Houle, DJ Tennis, Silicone Soul, Stefan Goldmann, Marcel Dettmann, Magda, Tiga and 62 others. View all charted tracks on Lo Recordings</text:p>
          </table:table-cell>
          <table:table-cell table:number-columns-repeated="2" office:value-type="string">
            <text:p>NULL</text:p>
          </table:table-cell>
          <table:table-cell office:value-type="string">
            <text:p>info@hub100.com</text:p>
          </table:table-cell>
          <table:table-cell office:value-type="string">
            <text:p>http://www.lorecordings.com</text:p>
          </table:table-cell>
          <table:table-cell office:value-type="string">
            <text:p>NULL</text:p>
          </table:table-cell>
          <table:table-cell table:number-columns-repeated="1016"/>
        </table:table-row>
        <table:table-row table:style-name="ro9">
          <table:table-cell office:value-type="float" office:value="916">
            <text:p>916</text:p>
          </table:table-cell>
          <table:table-cell office:value-type="string">
            <text:p>Uprise Records</text:p>
          </table:table-cell>
          <table:table-cell office:value-type="string">
            <text:p>Uprise Records is a Toronto based label with an arsenal of projects that push the boundaries of trance, drum and bass, house, and ambient.</text:p>
          </table:table-cell>
          <table:table-cell office:value-type="string">
            <text:p>NULL</text:p>
          </table:table-cell>
          <table:table-cell office:value-type="string">
            <text:p>18 Chestnut Park, Toronto, ON, M4W1W6</text:p>
          </table:table-cell>
          <table:table-cell office:value-type="string">
            <text:p>staff@uprise-records.com</text:p>
          </table:table-cell>
          <table:table-cell office:value-type="string">
            <text:p>http://www.uprise-records.com</text:p>
          </table:table-cell>
          <table:table-cell office:value-type="string">
            <text:p>NULL</text:p>
          </table:table-cell>
          <table:table-cell table:number-columns-repeated="1016"/>
        </table:table-row>
        <table:table-row table:style-name="ro6">
          <table:table-cell office:value-type="float" office:value="838">
            <text:p>838</text:p>
          </table:table-cell>
          <table:table-cell office:value-type="string">
            <text:p>Microcosm Music</text:p>
          </table:table-cell>
          <table:table-cell office:value-type="string">
            <text:p>Microcosm Music is a New York City based label specializing in leftfield directions in microhouse, minimal techno, ambient, dub, electro-acoustic composition, and the occasional foray into drum and bass. Microcosm Music releases have been charted by Patrice Baumel, Agoria and 12 others. View all charted tracks on Microcosm Music</text:p>
          </table:table-cell>
          <table:table-cell office:value-type="string">
            <text:p>NULL</text:p>
          </table:table-cell>
          <table:table-cell office:value-type="string">
            <text:p>59 Franklin St. #403, New York, NY 10013</text:p>
          </table:table-cell>
          <table:table-cell office:value-type="string">
            <text:p>info@microcosm-music.com</text:p>
          </table:table-cell>
          <table:table-cell office:value-type="string">
            <text:p>http://www.microcosm-music.com/</text:p>
          </table:table-cell>
          <table:table-cell office:value-type="string">
            <text:p>NULL</text:p>
          </table:table-cell>
          <table:table-cell table:number-columns-repeated="1016"/>
        </table:table-row>
        <table:table-row table:style-name="ro7">
          <table:table-cell office:value-type="float" office:value="761">
            <text:p>761</text:p>
          </table:table-cell>
          <table:table-cell office:value-type="string">
            <text:p>Palette Recordings</text:p>
          </table:table-cell>
          <table:table-cell office:value-type="string">
            <text:p>Palette Recordings was started by John Tejada in the fall of 1996. Many releases later it is one of the most respected techno labels in the world. Palette became an exclusive outlet for Tejada to release his most prized music. After having released 14 singles, it was time to showcase the talents of other artists. Most of these artists which include Pieter K, Dominick Martin, DJ Abstract, and Klute, who are primarily known for drum and bass production, showcase their techno talents on Palette. These artists along with tech veterans Titonton Duvante, The Rip Off Artist, and 11 year Tejada collaborator Arian Leviste, have given the label its fresh and unprecedented sound. Palette Recordings releases have been charted by Dirt Crew, Marco Resmann, Ralf Kollmann, Kenneth Christiansen, Kirk Degiorgio, Avatism, Peter Van Hoesen, Sonja Moonear, Silent Servant, Tommy Four Seven, Dario Zenker, Ellen Allien, Kenneth Christiansen, Kris Wadsworth, Kirk Degiorgio, Dario Zenker, Silent Servant, Speedy J, Max Cooper, Gary Beck, Dapayk, Pan-Pot, Silent Servant and 292 others. View all charted tracks on Palette Recordings</text:p>
          </table:table-cell>
          <table:table-cell table:number-columns-repeated="2" office:value-type="string">
            <text:p>NULL</text:p>
          </table:table-cell>
          <table:table-cell office:value-type="string">
            <text:p>info@paletterecordings.com</text:p>
          </table:table-cell>
          <table:table-cell office:value-type="string">
            <text:p>http://www.paletterecordings.com</text:p>
          </table:table-cell>
          <table:table-cell office:value-type="string">
            <text:p>NULL</text:p>
          </table:table-cell>
          <table:table-cell table:number-columns-repeated="1016"/>
        </table:table-row>
        <table:table-row table:style-name="ro8">
          <table:table-cell office:value-type="float" office:value="397">
            <text:p>397</text:p>
          </table:table-cell>
          <table:table-cell office:value-type="string">
            <text:p>RedTempa Recordings</text:p>
          </table:table-cell>
          <table:table-cell office:value-type="string">
            <text:p>RedTempa Recordings specialises in British underground Dance and Electonnica from Deep House to Drum and Bass. Artists 'Layer1', 'Dan Canneloni' and 'Breathe' all produce Ambient House, Trance and Techno while 'Ridem Beta' and 'Nightrider' specialise in Urban beats and Drum and Bass.</text:p>
          </table:table-cell>
          <table:table-cell office:value-type="string">
            <text:p>NULL</text:p>
          </table:table-cell>
          <table:table-cell office:value-type="string">
            <text:p>London, United Kingdom</text:p>
          </table:table-cell>
          <table:table-cell office:value-type="string">
            <text:p>ska@redtempa.com</text:p>
          </table:table-cell>
          <table:table-cell office:value-type="string">
            <text:p>http://www.redtempa.com</text:p>
          </table:table-cell>
          <table:table-cell office:value-type="string">
            <text:p>NULL</text:p>
          </table:table-cell>
          <table:table-cell table:number-columns-repeated="1016"/>
        </table:table-row>
        <table:table-row table:style-name="ro6">
          <table:table-cell office:value-type="float" office:value="226">
            <text:p>226</text:p>
          </table:table-cell>
          <table:table-cell office:value-type="string">
            <text:p>Ram Records</text:p>
          </table:table-cell>
          <table:table-cell office:value-type="string">
            <text:p>Ram Records was started as a venutre by Ant Miles in 1994 and since then it has seen various release in the Drum and Bass genre. The solid production talent it has gather has seen it become a name that is well known in the D+B scene. Ram Records releases have been charted by The Black Dog, Grooverider, High Contrast and 69 others. View all charted tracks on Ram Records</text:p>
          </table:table-cell>
          <table:table-cell office:value-type="string">
            <text:p>NULL</text:p>
          </table:table-cell>
          <table:table-cell office:value-type="string">
            <text:p>London, United Kingdom</text:p>
          </table:table-cell>
          <table:table-cell office:value-type="string">
            <text:p>ramrecords.co.uk</text:p>
          </table:table-cell>
          <table:table-cell office:value-type="string">
            <text:p>http://www.ramrecords.co.uk</text:p>
          </table:table-cell>
          <table:table-cell office:value-type="string">
            <text:p>NULL</text:p>
          </table:table-cell>
          <table:table-cell table:number-columns-repeated="1016"/>
        </table:table-row>
        <table:table-row table:style-name="ro9">
          <table:table-cell office:value-type="float" office:value="105">
            <text:p>105</text:p>
          </table:table-cell>
          <table:table-cell office:value-type="string">
            <text:p>Illicit Recordings</text:p>
          </table:table-cell>
          <table:table-cell office:value-type="string">
            <text:p>A stylish drum and bass and breaks label out of London with artists such as the Deadly Avenger and Andy Smith.</text:p>
          </table:table-cell>
          <table:table-cell office:value-type="string">
            <text:p>NULL</text:p>
          </table:table-cell>
          <table:table-cell office:value-type="string">
            <text:p>London, England</text:p>
          </table:table-cell>
          <table:table-cell office:value-type="string">
            <text:p>info@illicitrecordings.com</text:p>
          </table:table-cell>
          <table:table-cell office:value-type="string">
            <text:p>http://www.illicitrecordings.com</text:p>
          </table:table-cell>
          <table:table-cell office:value-type="string">
            <text:p>NULL</text:p>
          </table:table-cell>
          <table:table-cell table:number-columns-repeated="1016"/>
        </table:table-row>
        <table:table-row table:style-name="ro9">
          <table:table-cell office:value-type="float" office:value="100">
            <text:p>100</text:p>
          </table:table-cell>
          <table:table-cell office:value-type="string">
            <text:p>Cyberfunk Records</text:p>
          </table:table-cell>
          <table:table-cell office:value-type="string">
            <text:p>A Nu-Skool Breaks, Drum and Bass and Garage label set up by DJ Quest and DJ Mutiny in 2002. View all charted tracks on Cyberfunk Records</text:p>
          </table:table-cell>
          <table:table-cell office:value-type="string">
            <text:p>NULL</text:p>
          </table:table-cell>
          <table:table-cell office:value-type="string">
            <text:p>London England</text:p>
          </table:table-cell>
          <table:table-cell office:value-type="string">
            <text:p>info@cyberfunkmusic.co.uk</text:p>
          </table:table-cell>
          <table:table-cell office:value-type="string">
            <text:p>http://www.cyberfunkmusic.co.uk</text:p>
          </table:table-cell>
          <table:table-cell office:value-type="string">
            <text:p>NULL</text:p>
          </table:table-cell>
          <table:table-cell table:number-columns-repeated="1016"/>
        </table:table-row>
        <table:table-row table:style-name="ro9" table:number-rows-repeated="1048527">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1">21-11-2015</text:date>, <text:time>20:44:33</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phpMyAdmin 4.1.14</meta:initial-creator>
    <meta:creation-date>2015-10-24T15:19:39</meta:creation-date>
    <dc:date>2015-11-21T20:44:33.02</dc:date>
    <dc:creator>Ayco Holleman</dc:creator>
    <meta:editing-duration>PT3H24M52S</meta:editing-duration>
    <meta:editing-cycles>1</meta:editing-cycles>
    <meta:document-statistic meta:table-count="1" meta:cell-count="384" meta:object-count="0"/>
  </office:meta>
</office:document-meta>
</file>